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b9ad" officeooo:paragraph-rsid="0010b9ad"/>
    </style:style>
    <style:style style:name="P2" style:family="paragraph" style:parent-style-name="Standard">
      <style:text-properties officeooo:rsid="00111b75" officeooo:paragraph-rsid="00111b75"/>
    </style:style>
    <style:style style:name="P3" style:family="paragraph" style:parent-style-name="Standard">
      <style:text-properties officeooo:rsid="0012be13" officeooo:paragraph-rsid="0012be13"/>
    </style:style>
    <style:style style:name="P4" style:family="paragraph" style:parent-style-name="Standard">
      <style:text-properties fo:font-weight="bold" officeooo:rsid="0010b9ad" officeooo:paragraph-rsid="0010b9ad" style:font-weight-asian="bold" style:font-weight-complex="bold"/>
    </style:style>
    <style:style style:name="P5" style:family="paragraph" style:parent-style-name="Standard">
      <style:text-properties fo:font-weight="bold" officeooo:rsid="00111b75" officeooo:paragraph-rsid="00111b75" style:font-weight-asian="bold" style:font-weight-complex="bold"/>
    </style:style>
    <style:style style:name="P6" style:family="paragraph" style:parent-style-name="Standard">
      <style:text-properties fo:font-weight="bold" officeooo:rsid="0012be13" officeooo:paragraph-rsid="0012be13" style:font-weight-asian="bold" style:font-weight-complex="bold"/>
    </style:style>
    <style:style style:name="T1" style:family="text">
      <style:text-properties officeooo:rsid="00111b75"/>
    </style:style>
    <style:style style:name="T2" style:family="text">
      <style:text-properties officeooo:rsid="001371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ull = True:</text:p>
      <text:p text:style-name="P1">It totally related to database. It means database shuld accept NULL values. In string and non-string types fields null should be avoid. </text:p>
      <text:p text:style-name="P1"/>
      <text:p text:style-name="P4">blank= True:</text:p>
      <text:p text:style-name="P1">It related to form validation. This field should accepts blank values or not. </text:p>
      <text:p text:style-name="P1">If blank=True :- it accept a form without a value and</text:p>
      <text:p text:style-name="P1">if blank=False :- it is default value and on form validation it will give error “this field is required”. </text:p>
      <text:p text:style-name="P1"/>
      <text:p text:style-name="P4">Many-to-many relationship:</text:p>
      <text:p text:style-name="P1">For define this relationship, ManyToManyField is used. It’s <text:span text:style-name="T1">able to linked one model to another model and vice versa. </text:span></text:p>
      <text:p text:style-name="P3">Example- relation between doctor and patients. </text:p>
      <text:p text:style-name="P1"/>
      <text:p text:style-name="P5">Many-to-one relationship:</text:p>
      <text:p text:style-name="P2">For define this, ForeignKey is used. In this, many objects of a model can be related to one object of another model. </text:p>
      <text:p text:style-name="P3">Example- In a class, many students have an assignment for a project. </text:p>
      <text:p text:style-name="P3"/>
      <text:p text:style-name="P6">Hidden input in form:</text:p>
      <text:p text:style-name="P3">HiddenInput is used for hide to field from user. It can be used in many forms like- in normal form, model form and override to init method. 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6T12:07:42.364904188</meta:creation-date>
    <dc:date>2022-09-06T12:46:04.965503944</dc:date>
    <meta:editing-duration>PT7M11S</meta:editing-duration>
    <meta:editing-cycles>1</meta:editing-cycles>
    <meta:document-statistic meta:table-count="0" meta:image-count="0" meta:object-count="0" meta:page-count="1" meta:paragraph-count="14" meta:word-count="164" meta:character-count="960" meta:non-whitespace-character-count="802"/>
    <meta:generator>LibreOffice/6.4.7.2$Linux_X86_64 LibreOffice_project/40$Build-2</meta:generator>
  </office:meta>
</office:document-meta>
</file>